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1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default-cell-style-name="ce2"/>
        <table:table-column table:style-name="co1" table:number-columns-repeated="998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childcare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kapinc</text:p>
          </table:table-cell>
          <table:table-cell office:value-type="string" calcext:value-type="string">
            <text:p>m_vermiet</text:p>
          </table:table-cell>
          <table:table-cell office:value-type="string" calcext:value-type="string">
            <text:p>renteneintritt</text:p>
          </table:table-cell>
          <table:table-cell office:value-type="string" calcext:value-type="string">
            <text:p>w_hours</text:p>
          </table:table-cell>
          <table:table-cell office:value-type="string" calcext:value-type="string">
            <text:p>ineducation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zveranl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priv_pens_contr</text:p>
          </table:table-cell>
          <table:table-cell office:value-type="string" calcext:value-type="string">
            <text:p>a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ild_num_tu</text:p>
          </table:table-cell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zve_nokfb</text:p>
          </table:table-cell>
          <table:table-cell table:style-name="ce2" office:value-type="string" calcext:value-type="string">
            <text:p>zve_kfb</text:p>
          </table:table-cell>
          <table:table-cell table:style-name="ce2" office:value-type="string" calcext:value-type="string">
            <text:p>zve_abg_nokfb</text:p>
          </table:table-cell>
          <table:table-cell table:style-name="ce2" office:value-type="string" calcext:value-type="string">
            <text:p>zve_abg_kf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gross_gde</text:p>
          </table:table-cell>
          <table:table-cell office:value-type="string" calcext:value-type="string">
            <text:p>ki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freib</text:p>
          </table:table-cell>
          <table:table-cell table:number-columns-repeated="985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]+(65-[.W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]-[.AE2]-36;0)" office:value-type="float" office:value="0" calcext:value-type="float">
            <text:p>0.00</text:p>
          </table:table-cell>
          <table:table-cell table:style-name="ce3" table:formula="of:=[.Z2]-[.AG2]" office:value-type="float" office:value="0" calcext:value-type="float">
            <text:p>0.00</text:p>
          </table:table-cell>
          <table:table-cell table:style-name="ce2" table:formula="of:=[.Z2]+MAX([.G2]*12-801-36;0)" office:value-type="float" office:value="363" calcext:value-type="float">
            <text:p>363</text:p>
          </table:table-cell>
          <table:table-cell table:style-name="ce2" table:formula="of:=MAX([.AB2]-[.AG3];0)" office:value-type="float" office:value="363" calcext:value-type="float">
            <text:p>363</text:p>
          </table:table-cell>
          <table:table-cell/>
          <table:table-cell table:formula="of:=INT(((0.6+(0.02*([.Y2]-2005)))*(2*12*[.Q2]))-(12*[.Q2]))+[.AH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]+[.U2]); MIN(12 *(0.96*[.T2]+[.U2]+[.S2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]+(65-[.W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3]-[.AE3]-36;0)" office:value-type="float" office:value="4842" calcext:value-type="float">
            <text:p>4842.00</text:p>
          </table:table-cell>
          <table:table-cell table:style-name="ce3" table:formula="of:=[.Z3]-[.AG3]" office:value-type="float" office:value="4842" calcext:value-type="float">
            <text:p>4842.00</text:p>
          </table:table-cell>
          <table:table-cell table:style-name="ce2" table:formula="of:=[.Z3]+MAX([.G3]*12-801;0)" office:value-type="float" office:value="5241" calcext:value-type="float">
            <text:p>5241</text:p>
          </table:table-cell>
          <table:table-cell table:style-name="ce2" table:formula="of:=MAX([.AB3]-[.AG3];0)" office:value-type="float" office:value="5241" calcext:value-type="float">
            <text:p>5241</text:p>
          </table:table-cell>
          <table:table-cell/>
          <table:table-cell table:formula="of:=INT(((0.6+(0.02*([.Y3]-2005)))*(2*12*[.Q3]))-(12*[.Q3]))+[.AH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T3]+[.U3]); MIN(12 *(0.96*[.T3]+[.U3]+[.S3]);  1900)  ))" office:value-type="float" office:value="804" calcext:value-type="float">
            <text:p>804</text:p>
          </table:table-cell>
          <table:table-cell table:formula="of:=[.AE3]-[.AH3]"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4]+(65-[.W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4]-[.AE4]-36;0)" office:value-type="float" office:value="7780" calcext:value-type="float">
            <text:p>7780.00</text:p>
          </table:table-cell>
          <table:table-cell table:style-name="ce3" table:formula="of:=[.Z4]-[.AG4]" office:value-type="float" office:value="7780" calcext:value-type="float">
            <text:p>7780.00</text:p>
          </table:table-cell>
          <table:table-cell table:style-name="ce2" table:formula="of:=[.Z4]+MAX([.G4]*12-801;0)" office:value-type="float" office:value="8179" calcext:value-type="float">
            <text:p>8179</text:p>
          </table:table-cell>
          <table:table-cell table:style-name="ce2" table:formula="of:=MAX([.AB4]-[.AG4];0)" office:value-type="float" office:value="8179" calcext:value-type="float">
            <text:p>8179</text:p>
          </table:table-cell>
          <table:table-cell/>
          <table:table-cell table:formula="of:=INT(((0.6+(0.02*([.Y4]-2005)))*(2*12*[.Q4]))-(12*[.Q4]))+[.AH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T4]+[.U4]); MIN(12 *(0.96*[.T4]+[.U4]+[.S4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5]+(65-[.W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5]-[.AE5]-36;0)" office:value-type="float" office:value="10719" calcext:value-type="float">
            <text:p>10719.00</text:p>
          </table:table-cell>
          <table:table-cell table:style-name="ce3" table:formula="of:=[.Z5]-[.AG5]" office:value-type="float" office:value="10719" calcext:value-type="float">
            <text:p>10719.00</text:p>
          </table:table-cell>
          <table:table-cell table:style-name="ce2" table:formula="of:=[.Z5]+MAX([.G5]*12-801;0)" office:value-type="float" office:value="11118" calcext:value-type="float">
            <text:p>11118</text:p>
          </table:table-cell>
          <table:table-cell table:style-name="ce2" table:formula="of:=MAX([.AB5]-[.AG5];0)" office:value-type="float" office:value="11118" calcext:value-type="float">
            <text:p>11118</text:p>
          </table:table-cell>
          <table:table-cell/>
          <table:table-cell table:formula="of:=INT(((0.6+(0.02*([.Y5]-2005)))*(2*12*[.Q5]))-(12*[.Q5]))+[.AH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T5]+[.U5]); MIN(12 *(0.96*[.T5]+[.U5]+[.S5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6]+(65-[.W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6]-[.AE6]-36;0)" office:value-type="float" office:value="13768" calcext:value-type="float">
            <text:p>13768.00</text:p>
          </table:table-cell>
          <table:table-cell table:style-name="ce3" table:formula="of:=[.Z6]-[.AG6]" office:value-type="float" office:value="13768" calcext:value-type="float">
            <text:p>13768.00</text:p>
          </table:table-cell>
          <table:table-cell table:style-name="ce2" table:formula="of:=[.Z6]+MAX([.G6]*12-801;0)" office:value-type="float" office:value="14167" calcext:value-type="float">
            <text:p>14167</text:p>
          </table:table-cell>
          <table:table-cell table:style-name="ce2" table:formula="of:=MAX([.AB6]-[.AG6];0)" office:value-type="float" office:value="14167" calcext:value-type="float">
            <text:p>14167</text:p>
          </table:table-cell>
          <table:table-cell/>
          <table:table-cell table:formula="of:=INT(((0.6+(0.02*([.Y6]-2005)))*(2*12*[.Q6]))-(12*[.Q6]))+[.AH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T6]+[.U6]); MIN(12 *(0.96*[.T6]+[.U6]+[.S6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7]+(65-[.W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7]-[.AE7]-36;0)" office:value-type="float" office:value="49136" calcext:value-type="float">
            <text:p>49136.00</text:p>
          </table:table-cell>
          <table:table-cell table:style-name="ce3" table:formula="of:=[.Z7]-[.AG7]" office:value-type="float" office:value="49136" calcext:value-type="float">
            <text:p>49136.00</text:p>
          </table:table-cell>
          <table:table-cell table:style-name="ce2" table:formula="of:=[.Z7]+MAX([.G7]*12-801;0)" office:value-type="float" office:value="49535" calcext:value-type="float">
            <text:p>49535</text:p>
          </table:table-cell>
          <table:table-cell table:style-name="ce2" table:formula="of:=MAX([.AB7]-[.AG7];0)" office:value-type="float" office:value="49535" calcext:value-type="float">
            <text:p>49535</text:p>
          </table:table-cell>
          <table:table-cell/>
          <table:table-cell table:formula="of:=INT(((0.6+(0.02*([.Y7]-2005)))*(2*12*[.Q7]))-(12*[.Q7]))+[.AH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T7]+[.U7]); MIN(12 *(0.96*[.T7]+[.U7]+[.S7]);  1900)  ))"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8]+(65-[.W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8]-[.AE8]-36;0)" office:value-type="float" office:value="0" calcext:value-type="float">
            <text:p>0.00</text:p>
          </table:table-cell>
          <table:table-cell table:style-name="ce3" table:formula="of:=[.Z8]-[.AG8]" office:value-type="float" office:value="0" calcext:value-type="float">
            <text:p>0.00</text:p>
          </table:table-cell>
          <table:table-cell table:style-name="ce2" table:formula="of:=[.Z8]+MAX([.G8]*12-801-36;0)" office:value-type="float" office:value="363" calcext:value-type="float">
            <text:p>363</text:p>
          </table:table-cell>
          <table:table-cell table:style-name="ce2" table:formula="of:=MAX([.AB8]-[.AG8];0)" office:value-type="float" office:value="363" calcext:value-type="float">
            <text:p>363</text:p>
          </table:table-cell>
          <table:table-cell/>
          <table:table-cell table:formula="of:=INT(((0.6+(0.02*([.Y8]-2005)))*(2*12*[.Q8]))-(12*[.Q8]))+[.AH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8]+[.U8]); MIN(12 *(0.96*[.T8]+[.U8]+[.S8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+(65-[.W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9]-[.AE9]-36;0)" office:value-type="float" office:value="4328" calcext:value-type="float">
            <text:p>4328.00</text:p>
          </table:table-cell>
          <table:table-cell table:style-name="ce3" table:formula="of:=[.Z9]-[.AG9]" office:value-type="float" office:value="4328" calcext:value-type="float">
            <text:p>4328.00</text:p>
          </table:table-cell>
          <table:table-cell table:style-name="ce2" table:formula="of:=[.Z9]+MAX([.G9]*12-801;0)" office:value-type="float" office:value="4727" calcext:value-type="float">
            <text:p>4727</text:p>
          </table:table-cell>
          <table:table-cell table:style-name="ce2" table:formula="of:=MAX([.AB9]-[.AG9];0)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T9]+[.U9]); MIN(12 *(0.96*[.T9]+[.U9]+[.S9]);  1900)  ))"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0]+(65-[.W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0]-[.AE10]-36;0)" office:value-type="float" office:value="7900" calcext:value-type="float">
            <text:p>7900.00</text:p>
          </table:table-cell>
          <table:table-cell table:style-name="ce3" table:formula="of:=[.Z10]-[.AG10]" office:value-type="float" office:value="7900" calcext:value-type="float">
            <text:p>7900.00</text:p>
          </table:table-cell>
          <table:table-cell table:style-name="ce2" table:formula="of:=[.Z10]+MAX([.G10]*12-801;0)" office:value-type="float" office:value="8299" calcext:value-type="float">
            <text:p>8299</text:p>
          </table:table-cell>
          <table:table-cell table:style-name="ce2" table:formula="of:=MAX([.AB10]-[.AG10];0)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10]+[.U10]); MIN(12 *(0.96*[.T10]+[.U10]+[.S10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+(65-[.W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1]-[.AE11]-36;0)" office:value-type="float" office:value="11099" calcext:value-type="float">
            <text:p>11099.00</text:p>
          </table:table-cell>
          <table:table-cell table:style-name="ce3" table:formula="of:=[.Z11]-[.AG11]" office:value-type="float" office:value="11099" calcext:value-type="float">
            <text:p>11099.00</text:p>
          </table:table-cell>
          <table:table-cell table:style-name="ce2" table:formula="of:=[.Z11]+MAX([.G11]*12-801;0)" office:value-type="float" office:value="11498" calcext:value-type="float">
            <text:p>11498</text:p>
          </table:table-cell>
          <table:table-cell table:style-name="ce2" table:formula="of:=MAX([.AB11]-[.AG11];0)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T11]+[.U11]); MIN(12 *(0.96*[.T11]+[.U11]+[.S11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2]+(65-[.W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2]-[.AE12]-36;0)" office:value-type="float" office:value="14424" calcext:value-type="float">
            <text:p>14424.00</text:p>
          </table:table-cell>
          <table:table-cell table:style-name="ce3" table:formula="of:=[.Z12]-[.AG12]" office:value-type="float" office:value="14424" calcext:value-type="float">
            <text:p>14424.00</text:p>
          </table:table-cell>
          <table:table-cell table:style-name="ce2" table:formula="of:=[.Z12]+MAX([.G12]*12-801;0)" office:value-type="float" office:value="14823" calcext:value-type="float">
            <text:p>14823</text:p>
          </table:table-cell>
          <table:table-cell table:style-name="ce2" table:formula="of:=MAX([.AB12]-[.AG12];0)" office:value-type="float" office:value="14823" calcext:value-type="float">
            <text:p>14823</text:p>
          </table:table-cell>
          <table:table-cell/>
          <table:table-cell table:formula="of:=INT(((0.6+(0.02*([.Y12]-2005)))*(2*12*[.Q12]))-(12*[.Q12]))+[.AH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T12]+[.U12]); MIN(12 *(0.96*[.T12]+[.U12]+[.S12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3]+(65-[.W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3]-[.AE13]-36;0)" office:value-type="float" office:value="82392" calcext:value-type="float">
            <text:p>82392.00</text:p>
          </table:table-cell>
          <table:table-cell table:style-name="ce3" table:formula="of:=[.Z13]-[.AG13]" office:value-type="float" office:value="82392" calcext:value-type="float">
            <text:p>82392.00</text:p>
          </table:table-cell>
          <table:table-cell table:style-name="ce2" table:formula="of:=[.Z13]+MAX([.G13]*12-801;0)" office:value-type="float" office:value="82791" calcext:value-type="float">
            <text:p>82791</text:p>
          </table:table-cell>
          <table:table-cell table:style-name="ce2" table:formula="of:=MAX([.AB13]-[.AG13];0)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T13]+[.U13]); MIN(12 *(0.96*[.T13]+[.U13]+[.S13]);  1900)  ))"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4]+(65-[.W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formula="of:=MAX([.AF14]-[.AE14]-36-1308;0)" office:value-type="float" office:value="18301" calcext:value-type="float">
            <text:p>18301.00</text:p>
          </table:table-cell>
          <table:table-cell table:style-name="ce3" table:formula="of:=[.Z14]-[.AG14]" office:value-type="float" office:value="14797" calcext:value-type="float">
            <text:p>14797.00</text:p>
          </table:table-cell>
          <table:table-cell table:style-name="ce2" table:formula="of:=[.Z14]+MAX([.G14]*12-801;0)" office:value-type="float" office:value="18700" calcext:value-type="float">
            <text:p>18700</text:p>
          </table:table-cell>
          <table:table-cell table:style-name="ce2" table:formula="of:=MAX([.AB14]-[.AG14];0)" office:value-type="float" office:value="15196" calcext:value-type="float">
            <text:p>15196</text:p>
          </table:table-cell>
          <table:table-cell/>
          <table:table-cell table:formula="of:=INT(((0.6+(0.02*([.Y14]-2005)))*(2*12*[.Q14]))-(12*[.Q14]))+[.AH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T14]+[.U14]); MIN(12 *(0.96*[.T14]+[.U14]+[.S14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5]+(65-[.W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5]-2005)))*(2*12*[.Q15]))-(12*[.Q15]))+[.AH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5]+[.U15]); MIN(12 *(0.96*[.T15]+[.U15]+[.S1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6]+(65-[.W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formula="of:=MAX([.AF16]-[.AE16]-36-1308;0)" office:value-type="float" office:value="30940" calcext:value-type="float">
            <text:p>30940.00</text:p>
          </table:table-cell>
          <table:table-cell table:style-name="ce3" table:formula="of:=[.Z16]-[.AG16]" office:value-type="float" office:value="27928" calcext:value-type="float">
            <text:p>27928.00</text:p>
          </table:table-cell>
          <table:table-cell table:style-name="ce2" table:formula="of:=[.Z16]+MAX([.G16]*12-801;0)" office:value-type="float" office:value="31339" calcext:value-type="float">
            <text:p>31339</text:p>
          </table:table-cell>
          <table:table-cell table:style-name="ce2" table:formula="of:=MAX([.AB16]-[.AG16];0)" office:value-type="float" office:value="28327" calcext:value-type="float">
            <text:p>28327</text:p>
          </table:table-cell>
          <table:table-cell/>
          <table:table-cell table:formula="of:=INT(((0.6+(0.02*([.Y16]-2005)))*(2*12*[.Q16]))-(12*[.Q16]))+[.AH16]" office:value-type="float" office:value="2796" calcext:value-type="float">
            <text:p>2796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S16]+[.T16]+[.U16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7]+(65-[.W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7]-2005)))*(2*12*[.Q17]))-(12*[.Q17]))+[.AH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7]+[.U17]); MIN(12 *(0.96*[.T17]+[.U17]+[.S17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Y18]+(65-[.W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formula="of:=MAX([.AF18]-[.AE18]-36-1308;0)" office:value-type="float" office:value="30335" calcext:value-type="float">
            <text:p>30335.00</text:p>
          </table:table-cell>
          <table:table-cell table:style-name="ce3" table:formula="of:=[.Z18]-[.AG18]" office:value-type="float" office:value="27431" calcext:value-type="float">
            <text:p>27431.00</text:p>
          </table:table-cell>
          <table:table-cell table:style-name="ce2" table:formula="of:=[.Z18]+MAX([.G18]*12-1370-51;0)" office:value-type="float" office:value="40914" calcext:value-type="float">
            <text:p>40914</text:p>
          </table:table-cell>
          <table:table-cell table:style-name="ce2" table:formula="of:=MAX([.AB18]-[.AG18];0)" office:value-type="float" office:value="38010" calcext:value-type="float">
            <text:p>38010</text:p>
          </table:table-cell>
          <table:table-cell/>
          <table:table-cell table:formula="of:=INT(((0.6+(0.02*([.Y18]-2005)))*(2*12*[.Q18]))-(12*[.Q18]))+[.AH18]" office:value-type="float" office:value="1980" calcext:value-type="float">
            <text:p>198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S18]+[.T18]+[.U18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9]+(65-[.W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9]-2005)))*(2*12*[.Q19]))-(12*[.Q19]))+[.AH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9]+[.U19]); MIN(12 *(0.96*[.T19]+[.U19]+[.S19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0]+(65-[.W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0]-[.AE20]-36;0)" office:value-type="float" office:value="19033" calcext:value-type="float">
            <text:p>19033.00</text:p>
          </table:table-cell>
          <table:table-cell table:style-name="ce3" table:formula="of:=[.Z20]-[.AG20]" office:value-type="float" office:value="19033" calcext:value-type="float">
            <text:p>19033.00</text:p>
          </table:table-cell>
          <table:table-cell table:style-name="ce2" table:formula="of:=[.Z20]+MAX([.G20]*12-801;0)" office:value-type="float" office:value="19033" calcext:value-type="float">
            <text:p>19033</text:p>
          </table:table-cell>
          <table:table-cell table:style-name="ce2" table:formula="of:=MAX([.AB20]-[.AG20];0)" office:value-type="float" office:value="19033" calcext:value-type="float">
            <text:p>19033</text:p>
          </table:table-cell>
          <table:table-cell/>
          <table:table-cell table:formula="of:=INT(((0.6+(0.02*([.Y20]-2005)))*(2*12*[.Q20]))-(12*[.Q20]))+[.AH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T20]+[.U20]); MIN(12 *(0.96*[.T20]+[.U20]+[.S20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1]+(65-[.W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1]-[.AE21]-36;0)" office:value-type="float" office:value="8759" calcext:value-type="float">
            <text:p>8759.00</text:p>
          </table:table-cell>
          <table:table-cell table:style-name="ce3" table:formula="of:=[.Z21]-[.AG21]" office:value-type="float" office:value="8759" calcext:value-type="float">
            <text:p>8759.00</text:p>
          </table:table-cell>
          <table:table-cell table:style-name="ce2" table:formula="of:=[.Z21]+MAX([.G21]*12-801;0)" office:value-type="float" office:value="8759" calcext:value-type="float">
            <text:p>8759</text:p>
          </table:table-cell>
          <table:table-cell table:style-name="ce2" table:formula="of:=MAX([.AB21]-[.AG21];0)" office:value-type="float" office:value="8759" calcext:value-type="float">
            <text:p>8759</text:p>
          </table:table-cell>
          <table:table-cell/>
          <table:table-cell table:formula="of:=INT(((0.6+(0.02*([.Y21]-2005)))*(2*12*[.Q21]))-(12*[.Q21]))+[.AH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T21]+[.U21]); MIN(12 *(0.96*[.T21]+[.U21]+[.S21]);  1900)  ))"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Y22]+(65-[.W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2]-[.AG22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2]-[.AG22];0)" office:value-type="float" office:value="17021.5" calcext:value-type="float">
            <text:p>17021.5</text:p>
          </table:table-cell>
          <table:table-cell/>
          <table:table-cell table:formula="of:=INT(((0.6+(0.02*([.Y22]-2005)))*(2*12*[.Q22]))-(12*[.Q22]))+[.AH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2]+[.U22]); MIN(12 *(0.96*[.T22]+[.U22]+[.S22]);  1900)  ))"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3]+(65-[.W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3]-[.AG23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3]-[.AG23];0)" office:value-type="float" office:value="17021.5" calcext:value-type="float">
            <text:p>17021.5</text:p>
          </table:table-cell>
          <table:table-cell/>
          <table:table-cell table:formula="of:=INT(((0.6+(0.02*([.Y23]-2005)))*(2*12*[.Q23]))-(12*[.Q23]))+[.AH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3]+[.U23]); MIN(12 *(0.96*[.T23]+[.U23]+[.S23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4]+(65-[.W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4]-2005)))*(2*12*[.Q24]))-(12*[.Q24]))+[.AH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4]+[.U24]); MIN(12 *(0.96*[.T24]+[.U24]+[.S24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5]+(65-[.W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5]-2005)))*(2*12*[.Q25]))-(12*[.Q25]))+[.AH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5]+[.U25]); MIN(12 *(0.96*[.T25]+[.U25]+[.S2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Y26]+(65-[.W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I26]+[.AI27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6" table:formula="of:=[.Z26]+MAX([.G26]*12-2*801;0)" office:value-type="float" office:value="39691" calcext:value-type="float">
            <text:p>39691</text:p>
          </table:table-cell>
          <table:table-cell table:style-name="ce5" table:formula="of:=[.AA26]+MAX([.G26]*12-2*801;0)" office:value-type="float" office:value="28549" calcext:value-type="float">
            <text:p>28549.00</text:p>
          </table:table-cell>
          <table:table-cell table:style-name="ce4"/>
          <table:table-cell table:style-name="ce4" table:formula="of:=INT(((0.6+(0.02*([.Y26]-2005)))*(2*12*[.Q26]))-(12*[.Q26]))+[.AH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T26]+[.U26]); MIN(12 *(0.96*[.T26]+[.U26]+[.S26]);  1900)  ))" office:value-type="float" office:value="7711" calcext:value-type="float">
            <text:p>7711</text:p>
          </table:table-cell>
          <table:table-cell table:formula="of:=[.AF26]-[.AE26]-36-570" office:value-type="float" office:value="70023" calcext:value-type="float">
            <text:p>70023</text:p>
          </table:table-cell>
          <table:table-cell table:formula="of:=[.AI26]-[.AI27]" office:value-type="float" office:value="63460" calcext:value-type="float">
            <text:p>63460</text:p>
          </table:table-cell>
          <table:table-cell/>
          <table:table-cell table:formula="of:=[.AI26]-([.AG26]-[.AK27])"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984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7]+(65-[.W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5" table:formula="of:=([.AI27]+[.AI26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2" table:formula="of:=[.Z27]+MAX([.G27]*12-2*801;0)" office:value-type="float" office:value="39691" calcext:value-type="float">
            <text:p>39691</text:p>
          </table:table-cell>
          <table:table-cell table:style-name="ce5" table:formula="of:=[.AA27]+MAX([.G26]*12-2*801;0)" office:value-type="float" office:value="28549" calcext:value-type="float">
            <text:p>28549.0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T27]+[.U27]); MIN(12 *(0.96*[.T27]+[.U27]+[.S27]);  1900)  ))" office:value-type="float" office:value="1073" calcext:value-type="float">
            <text:p>1073</text:p>
          </table:table-cell>
          <table:table-cell table:formula="of:=[.AF27]-[.AE27]-36" office:value-type="float" office:value="6563" calcext:value-type="float">
            <text:p>6563</text:p>
          </table:table-cell>
          <table:table-cell/>
          <table:table-cell table:formula="of:=[.AI27]-[.AG27]" office:value-type="float" office:value="-4579" calcext:value-type="float">
            <text:p>-4579</text:p>
          </table:table-cell>
          <table:table-cell table:formula="of:=[.AI27]-([.AG27]+[.AK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8]+(65-[.W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8]+[.U28]); MIN(12 *(0.96*[.T28]+[.U28]+[.S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9]+(65-[.W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9]+[.U29]); MIN(12 *(0.96*[.T29]+[.U29]+[.S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0]+(65-[.W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30]+[.U30]); MIN(12 *(0.96*[.T30]+[.U30]+[.S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1]+(65-[.W31])" office:value-type="float" office:value="2008" calcext:value-type="float">
            <text:p>2008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31]-[.AE31]-36;0) - [.AM31]" office:value-type="float" office:value="6380" calcext:value-type="float">
            <text:p>6380.00</text:p>
          </table:table-cell>
          <table:table-cell table:style-name="ce3" table:formula="of:=[.Z31]-[.AG31]" office:value-type="float" office:value="6380" calcext:value-type="float">
            <text:p>6380.00</text:p>
          </table:table-cell>
          <table:table-cell table:style-name="ce2" table:formula="of:=[.Z31]+MAX([.G31]*12-801;0)" office:value-type="float" office:value="6779" calcext:value-type="float">
            <text:p>6779</text:p>
          </table:table-cell>
          <table:table-cell table:style-name="ce2" table:formula="of:=MAX([.AB31]-[.AG31];0)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31]+[.U31]); MIN(12 *(0.96*[.T31]+[.U31]+[.S31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number-columns-repeated="985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21:49:20.124967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6T21:49:54.058801624</dc:date>
    <meta:editing-cycles>7</meta:editing-cycles>
    <meta:editing-duration>PT1M16S</meta:editing-duration>
    <meta:document-statistic meta:table-count="1" meta:cell-count="1036" meta:object-count="0"/>
  </office:meta>
</office:document-meta>
</file>